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e2f" officeooo:paragraph-rsid="0018de2f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8de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et.h</text:p>
      <text:p text:style-name="Standard">// KV May 2018, based on <text:s/>BinarySearchTree, Weiss, textook</text:p>
      <text:p text:style-name="Standard"/>
      <text:p text:style-name="Standard">// KV replaced exceptions with assert statements;</text:p>
      <text:p text:style-name="Standard"/>
      <text:p text:style-name="Standard">#ifndef BINARY_SEARCH_TREE_H</text:p>
      <text:p text:style-name="Standard">#define BINARY_SEARCH_TREE_H</text:p>
      <text:p text:style-name="Standard"/>
      <text:p text:style-name="Standard">//#include "dsexceptions.h"</text:p>
      <text:p text:style-name="Standard">#include &lt;cassert&gt;</text:p>
      <text:p text:style-name="Standard">#include &lt;algorithm&gt;</text:p>
      <text:p text:style-name="Standard">#include &lt;queue&gt;</text:p>
      <text:p text:style-name="Standard">#include &lt;iostream&gt;</text:p>
      <text:p text:style-name="Standard">using namespace std; <text:s text:c="6"/></text:p>
      <text:p text:style-name="Standard"/>
      <text:p text:style-name="Standard"/>
      <text:p text:style-name="Standard">template &lt;typename C&gt;</text:p>
      <text:p text:style-name="Standard">class Set</text:p>
      <text:p text:style-name="Standard">{</text:p>
      <text:p text:style-name="Standard"><text:s/>private:</text:p>
      <text:p text:style-name="Standard"><text:s text:c="2"/>struct BinaryNode</text:p>
      <text:p text:style-name="Standard"><text:s text:c="2"/>{</text:p>
      <text:p text:style-name="Standard"><text:s text:c="4"/>C element;</text:p>
      <text:p text:style-name="Standard"><text:s text:c="4"/>BinaryNode *left;</text:p>
      <text:p text:style-name="Standard"><text:s text:c="4"/>BinaryNode *right;</text:p>
      <text:p text:style-name="Standard"><text:s text:c="4"/>BinaryNode *parent;</text:p>
      <text:p text:style-name="Standard"/>
      <text:p text:style-name="Standard"><text:s text:c="4"/>BinaryNode(const C &amp; elem, BinaryNode *lt, BinaryNode *rt,</text:p>
      <text:p text:style-name="Standard"><text:tab/> <text:s text:c="6"/>BinaryNode *par)</text:p>
      <text:p text:style-name="Standard"><text:s text:c="4"/>: element(elem), left(lt), right(rt), parent(par) {}</text:p>
      <text:p text:style-name="Standard"><text:s text:c="2"/>};</text:p>
      <text:p text:style-name="Standard"><text:s text:c="2"/></text:p>
      <text:p text:style-name="Standard"><text:s text:c="2"/>public:</text:p>
      <text:p text:style-name="Standard"/>
      <text:p text:style-name="Standard"><text:s text:c="2"/>//struct BinaryNode;</text:p>
      <text:p text:style-name="Standard"/>
      <text:p text:style-name="Standard"><text:s text:c="2"/>class iterator</text:p>
      <text:p text:style-name="Standard"><text:s text:c="2"/>{</text:p>
      <text:p text:style-name="Standard"><text:s text:c="2"/>public:</text:p>
      <text:p text:style-name="Standard"><text:s text:c="2"/>iterator() : current{nullptr}</text:p>
      <text:p text:style-name="Standard"><text:s text:c="4"/>{}</text:p>
      <text:p text:style-name="Standard"/>
      <text:p text:style-name="Standard"><text:s text:c="2"/>iterator(BinaryNode * t) : current(t)</text:p>
      <text:p text:style-name="Standard"><text:s text:c="4"/>{}</text:p>
      <text:p text:style-name="Standard"/>
      <text:p text:style-name="Standard"><text:s text:c="4"/>C &amp; operator *() const</text:p>
      <text:p text:style-name="Standard"><text:s text:c="6"/>{</text:p>
      <text:p text:style-name="Standard"><text:tab/>return current-&gt;element;</text:p>
      <text:p text:style-name="Standard"><text:s text:c="6"/>}</text:p>
      <text:p text:style-name="Standard"><text:soft-page-break/></text:p>
      <text:p text:style-name="Standard"><text:s text:c="4"/>bool operator ==(iterator other) const</text:p>
      <text:p text:style-name="Standard"><text:s text:c="4"/>{</text:p>
      <text:p text:style-name="Standard"><text:s text:c="6"/>return current == other.current;</text:p>
      <text:p text:style-name="Standard"><text:s text:c="4"/>}</text:p>
      <text:p text:style-name="Standard"/>
      <text:p text:style-name="Standard"><text:s text:c="4"/>bool operator != (iterator other) const</text:p>
      <text:p text:style-name="Standard"><text:s text:c="4"/>{</text:p>
      <text:p text:style-name="Standard"><text:s text:c="6"/>return current != other.current;</text:p>
      <text:p text:style-name="Standard"><text:s text:c="4"/>}</text:p>
      <text:p text:style-name="Standard"/>
      <text:p text:style-name="Standard"><text:s text:c="4"/>iterator &amp; operator ++()</text:p>
      <text:p text:style-name="Standard"><text:s text:c="6"/>{</text:p>
      <text:p text:style-name="Standard"><text:tab/>if (irt(current))</text:p>
      <text:p text:style-name="Standard"><text:tab/> <text:s/>current = lm(current-&gt;right);</text:p>
      <text:p text:style-name="Standard"><text:tab/>else if (ilc(current))</text:p>
      <text:p text:style-name="Standard"><text:tab/> <text:s/>{</text:p>
      <text:p text:style-name="Standard"><text:tab/> <text:s text:c="3"/>if (current-&gt;left == nullptr &amp;&amp; current-&gt;right == nullptr)</text:p>
      <text:p text:style-name="Standard"><text:tab/> <text:s text:c="5"/>current = current-&gt;parent;</text:p>
      <text:p text:style-name="Standard"><text:tab/> <text:s text:c="3"/>else if (current-&gt;right != nullptr)</text:p>
      <text:p text:style-name="Standard"><text:tab/> <text:s text:c="5"/>current = lm(current-&gt;right);</text:p>
      <text:p text:style-name="Standard"><text:tab/> <text:s text:c="3"/>else</text:p>
      <text:p text:style-name="Standard"><text:tab/> <text:s text:c="5"/>; // should not happen</text:p>
      <text:p text:style-name="Standard"><text:tab/> <text:s/>}</text:p>
      <text:p text:style-name="Standard"><text:tab/>else if (irc(current))</text:p>
      <text:p text:style-name="Standard"><text:tab/> <text:s/>{</text:p>
      <text:p text:style-name="Standard"><text:tab/> <text:s text:c="3"/>if (current-&gt;right != nullptr)</text:p>
      <text:p text:style-name="Standard"><text:tab/> <text:s text:c="5"/>current = lm(current-&gt;right);</text:p>
      <text:p text:style-name="Standard"><text:tab/> <text:s text:c="3"/>else</text:p>
      <text:p text:style-name="Standard"><text:tab/> <text:s text:c="5"/>current = fpul(current);</text:p>
      <text:p text:style-name="Standard"><text:tab/> <text:s/>}</text:p>
      <text:p text:style-name="Standard"><text:tab/>return *this;</text:p>
      <text:p text:style-name="Standard"><text:s text:c="6"/>}</text:p>
      <text:p text:style-name="Standard"/>
      <text:p text:style-name="Standard"><text:s text:c="4"/>iterator &amp; operator++(int)</text:p>
      <text:p text:style-name="Standard"><text:s text:c="6"/>{</text:p>
      <text:p text:style-name="Standard"><text:tab/>iterator old(*this);</text:p>
      <text:p text:style-name="Standard"><text:tab/>++(*this);</text:p>
      <text:p text:style-name="Standard"><text:tab/>return old;</text:p>
      <text:p text:style-name="Standard"><text:s text:c="6"/>}</text:p>
      <text:p text:style-name="Standard"/>
      <text:p text:style-name="Standard"><text:s text:c="2"/>protected:</text:p>
      <text:p text:style-name="Standard"/>
      <text:p text:style-name="Standard"><text:s text:c="4"/>BinaryNode * current;</text:p>
      <text:p text:style-name="Standard"/>
      <text:p text:style-name="Standard"><text:s text:c="4"/>bool irt(BinaryNode * t)</text:p>
      <text:p text:style-name="Standard"><text:s text:c="4"/>{</text:p>
      <text:p text:style-name="Standard"><text:s text:c="6"/>return (t != nullptr &amp;&amp; t-&gt;parent == nullptr);</text:p>
      <text:p text:style-name="Standard"><text:s text:c="4"/>}</text:p>
      <text:p text:style-name="Standard"><text:soft-page-break/></text:p>
      <text:p text:style-name="Standard"><text:s text:c="4"/>bool ilc(BinaryNode *t)</text:p>
      <text:p text:style-name="Standard"><text:s text:c="4"/>{</text:p>
      <text:p text:style-name="Standard"><text:s text:c="6"/>assert(t != nullptr);</text:p>
      <text:p text:style-name="Standard"><text:s text:c="6"/>if (t-&gt;parent != nullptr &amp;&amp; t-&gt;parent-&gt;left == t)</text:p>
      <text:p text:style-name="Standard"><text:tab/>return true;</text:p>
      <text:p text:style-name="Standard"><text:s text:c="6"/>else</text:p>
      <text:p text:style-name="Standard"><text:tab/>return <text:s/>false;</text:p>
      <text:p text:style-name="Standard"><text:s text:c="4"/>}</text:p>
      <text:p text:style-name="Standard"/>
      <text:p text:style-name="Standard"><text:s text:c="4"/>bool irc(BinaryNode *t)</text:p>
      <text:p text:style-name="Standard"><text:s text:c="4"/>{</text:p>
      <text:p text:style-name="Standard"><text:s text:c="6"/>assert(t != nullptr);</text:p>
      <text:p text:style-name="Standard"><text:s text:c="6"/>if (t-&gt;parent != nullptr &amp;&amp; t-&gt;parent-&gt;right == t)</text:p>
      <text:p text:style-name="Standard"><text:tab/>return true;</text:p>
      <text:p text:style-name="Standard"><text:s text:c="6"/>else</text:p>
      <text:p text:style-name="Standard"><text:tab/>return false;</text:p>
      <text:p text:style-name="Standard"><text:s text:c="4"/>}</text:p>
      <text:p text:style-name="Standard"/>
      <text:p text:style-name="Standard"><text:s text:c="4"/>BinaryNode * lm(BinaryNode *t)</text:p>
      <text:p text:style-name="Standard"><text:s text:c="4"/>{</text:p>
      <text:p text:style-name="Standard"><text:s text:c="6"/>if (t == nullptr)</text:p>
      <text:p text:style-name="Standard"><text:tab/>return nullptr;</text:p>
      <text:p text:style-name="Standard"><text:s text:c="6"/>if (t-&gt;left == nullptr)</text:p>
      <text:p text:style-name="Standard"><text:tab/>return t;</text:p>
      <text:p text:style-name="Standard"><text:s text:c="6"/>return lm(t-&gt;left);</text:p>
      <text:p text:style-name="Standard"><text:s text:c="4"/>}</text:p>
      <text:p text:style-name="Standard"/>
      <text:p text:style-name="Standard"><text:s text:c="4"/>BinaryNode * fpul(BinaryNode *t)</text:p>
      <text:p text:style-name="Standard"><text:s text:c="4"/>{</text:p>
      <text:p text:style-name="Standard"><text:s text:c="6"/>if (irt(t))</text:p>
      <text:p text:style-name="Standard"><text:tab/>return nullptr;</text:p>
      <text:p text:style-name="Standard"><text:s text:c="6"/>if (ilc(t))</text:p>
      <text:p text:style-name="Standard"><text:tab/>return t-&gt;parent;</text:p>
      <text:p text:style-name="Standard"><text:s text:c="6"/>return fpul(t-&gt;parent);</text:p>
      <text:p text:style-name="Standard"><text:s text:c="4"/>}</text:p>
      <text:p text:style-name="Standard"/>
      <text:p text:style-name="Standard"><text:s text:c="4"/>friend class Set&lt;C&gt;;</text:p>
      <text:p text:style-name="Standard"><text:s text:c="2"/>};</text:p>
      <text:p text:style-name="Standard"/>
      <text:p text:style-name="Standard"><text:s/>public:</text:p>
      <text:p text:style-name="Standard"><text:s text:c="6"/></text:p>
      <text:p text:style-name="Standard"><text:s text:c="2"/></text:p>
      <text:p text:style-name="Standard"><text:s text:c="4"/>Set( ) : root{ nullptr }</text:p>
      <text:p text:style-name="Standard"><text:s text:c="4"/>{</text:p>
      <text:p text:style-name="Standard"><text:s text:c="4"/>}</text:p>
      <text:p text:style-name="Standard"/>
      <text:p text:style-name="Standard"><text:s text:c="4"/>Set( const Set &amp; rhs ) : root{ nullptr }</text:p>
      <text:p text:style-name="Standard"><text:s text:c="4"/>{</text:p>
      <text:p text:style-name="Standard"><text:soft-page-break/><text:s text:c="6"/>root = clone( rhs.root);</text:p>
      <text:p text:style-name="Standard"><text:s text:c="4"/>}</text:p>
      <text:p text:style-name="Standard"/>
      <text:p text:style-name="Standard"><text:s text:c="4"/>Set( Set &amp;&amp; rhs ) : root{ rhs.root }</text:p>
      <text:p text:style-name="Standard"><text:s text:c="4"/>{</text:p>
      <text:p text:style-name="Standard"><text:s text:c="8"/>rhs.root = nullptr;</text:p>
      <text:p text:style-name="Standard"><text:s text:c="4"/>}</text:p>
      <text:p text:style-name="Standard"><text:s text:c="4"/></text:p>
      <text:p text:style-name="Standard"/>
      <text:p text:style-name="Standard"><text:s text:c="4"/>~Set( )</text:p>
      <text:p text:style-name="Standard"><text:s text:c="4"/>{</text:p>
      <text:p text:style-name="Standard"><text:s text:c="8"/>makeEmpty( );</text:p>
      <text:p text:style-name="Standard"><text:s text:c="4"/>}</text:p>
      <text:p text:style-name="Standard"/>
      <text:p text:style-name="Standard"/>
      <text:p text:style-name="Standard"><text:s text:c="4"/>Set &amp; operator=( const Set &amp; rhs )</text:p>
      <text:p text:style-name="Standard"><text:s text:c="4"/>{</text:p>
      <text:p text:style-name="Standard"><text:s text:c="8"/>Set copy = rhs;</text:p>
      <text:p text:style-name="Standard"><text:s text:c="8"/>std::swap( *this, copy );</text:p>
      <text:p text:style-name="Standard"><text:s text:c="8"/>return *this;</text:p>
      <text:p text:style-name="Standard"><text:s text:c="4"/>}</text:p>
      <text:p text:style-name="Standard"><text:s text:c="8"/></text:p>
      <text:p text:style-name="Standard"/>
      <text:p text:style-name="Standard"><text:s text:c="4"/>Set &amp; operator=( Set &amp;&amp; rhs )</text:p>
      <text:p text:style-name="Standard"><text:s text:c="4"/>{</text:p>
      <text:p text:style-name="Standard"><text:s text:c="8"/>std::swap( root, rhs.root ); <text:s text:c="6"/></text:p>
      <text:p text:style-name="Standard"><text:s text:c="8"/>return *this;</text:p>
      <text:p text:style-name="Standard"><text:s text:c="4"/>}</text:p>
      <text:p text:style-name="Standard"><text:s text:c="4"/></text:p>
      <text:p text:style-name="Standard"/>
      <text:p text:style-name="Standard"><text:s text:c="4"/>const C &amp; findMin( ) const</text:p>
      <text:p text:style-name="Standard"><text:s text:c="4"/>{</text:p>
      <text:p text:style-name="Standard"><text:s text:c="6"/>assert(!isEmpty());</text:p>
      <text:p text:style-name="Standard"><text:s text:c="8"/>return findMin( root )-&gt;element;</text:p>
      <text:p text:style-name="Standard"><text:s text:c="4"/>}</text:p>
      <text:p text:style-name="Standard"/>
      <text:p text:style-name="Standard"/>
      <text:p text:style-name="Standard"><text:s text:c="4"/>const C &amp; findMax( ) const</text:p>
      <text:p text:style-name="Standard"><text:s text:c="4"/>{</text:p>
      <text:p text:style-name="Standard"/>
      <text:p text:style-name="Standard"><text:s text:c="6"/>assert(!isEmpty());</text:p>
      <text:p text:style-name="Standard"><text:s text:c="6"/>return findMax( root )-&gt;element;</text:p>
      <text:p text:style-name="Standard"><text:s text:c="4"/>}</text:p>
      <text:p text:style-name="Standard"/>
      <text:p text:style-name="Standard"><text:s text:c="4"/>bool contains( const C &amp; x ) const</text:p>
      <text:p text:style-name="Standard"><text:s text:c="4"/>{</text:p>
      <text:p text:style-name="Standard"><text:s text:c="8"/>return contains( x, root );</text:p>
      <text:p text:style-name="Standard"><text:s text:c="4"/>}</text:p>
      <text:p text:style-name="Standard"/>
      <text:p text:style-name="Standard"><text:soft-page-break/><text:s text:c="4"/>bool isEmpty( ) const</text:p>
      <text:p text:style-name="Standard"><text:s text:c="4"/>{</text:p>
      <text:p text:style-name="Standard"><text:s text:c="8"/>return root == nullptr;</text:p>
      <text:p text:style-name="Standard"><text:s text:c="4"/>}</text:p>
      <text:p text:style-name="Standard"/>
      <text:p text:style-name="Standard"/>
      <text:p text:style-name="Standard"><text:s text:c="4"/>void printTree( ostream &amp; out = cout ) const</text:p>
      <text:p text:style-name="Standard"><text:s text:c="4"/>{</text:p>
      <text:p text:style-name="Standard"><text:s text:c="8"/>if( isEmpty( ) )</text:p>
      <text:p text:style-name="Standard"><text:s text:c="12"/>out &lt;&lt; "Empty tree" &lt;&lt; endl;</text:p>
      <text:p text:style-name="Standard"><text:s text:c="8"/>else</text:p>
      <text:p text:style-name="Standard"><text:s text:c="12"/>printTree( root, out );</text:p>
      <text:p text:style-name="Standard"><text:s text:c="4"/>}</text:p>
      <text:p text:style-name="Standard"/>
      <text:p text:style-name="Standard"><text:s text:c="4"/>void printInternal()</text:p>
      <text:p text:style-name="Standard"><text:s text:c="4"/>{</text:p>
      <text:p text:style-name="Standard"><text:s text:c="6"/>printInternal(root,0);</text:p>
      <text:p text:style-name="Standard"><text:s text:c="4"/>}</text:p>
      <text:p text:style-name="Standard"/>
      <text:p text:style-name="Standard"><text:s text:c="4"/>void makeEmpty( )</text:p>
      <text:p text:style-name="Standard"><text:s text:c="4"/>{</text:p>
      <text:p text:style-name="Standard"><text:s text:c="8"/>makeEmpty( root );</text:p>
      <text:p text:style-name="Standard"><text:s text:c="4"/>}</text:p>
      <text:p text:style-name="Standard"/>
      <text:p text:style-name="Standard"/>
      <text:p text:style-name="Standard"><text:s text:c="4"/>iterator insert( const C &amp; x )</text:p>
      <text:p text:style-name="Standard"><text:s text:c="4"/>{</text:p>
      <text:p text:style-name="Standard"><text:s text:c="6"/>return insert( x, root, root <text:s text:c="2"/>);</text:p>
      <text:p text:style-name="Standard"><text:s text:c="4"/>}</text:p>
      <text:p text:style-name="Standard"><text:s text:c="5"/></text:p>
      <text:p text:style-name="Standard"/>
      <text:p text:style-name="Standard"><text:s text:c="4"/>iterator insert( C &amp;&amp; x )</text:p>
      <text:p text:style-name="Standard"><text:s text:c="4"/>{</text:p>
      <text:p text:style-name="Standard"><text:s text:c="6"/>return insert( std::move( x ), root, root <text:s text:c="2"/>);</text:p>
      <text:p text:style-name="Standard"><text:s text:c="4"/>}</text:p>
      <text:p text:style-name="Standard"><text:s text:c="4"/></text:p>
      <text:p text:style-name="Standard"><text:s text:c="4"/>void remove( const C &amp; x )</text:p>
      <text:p text:style-name="Standard"><text:s text:c="4"/>{</text:p>
      <text:p text:style-name="Standard"><text:s text:c="8"/>remove( x, root );</text:p>
      <text:p text:style-name="Standard"><text:s text:c="4"/>}</text:p>
      <text:p text:style-name="Standard"/>
      <text:p text:style-name="Standard"><text:s text:c="4"/>iterator begin() const</text:p>
      <text:p text:style-name="Standard"><text:s text:c="4"/>{</text:p>
      <text:p text:style-name="Standard"><text:s text:c="6"/>BinaryNode *t = root;</text:p>
      <text:p text:style-name="Standard"><text:s text:c="6"/>while (t-&gt;left != nullptr)</text:p>
      <text:p text:style-name="Standard"><text:tab/>t = t-&gt;left;</text:p>
      <text:p text:style-name="Standard"><text:s text:c="6"/>iterator beg(t);</text:p>
      <text:p text:style-name="Standard"><text:s text:c="6"/>return beg;</text:p>
      <text:p text:style-name="Standard"><text:s text:c="4"/>}</text:p>
      <text:p text:style-name="Standard"><text:soft-page-break/></text:p>
      <text:p text:style-name="Standard"><text:s text:c="4"/>iterator end() const</text:p>
      <text:p text:style-name="Standard"><text:s text:c="4"/>{</text:p>
      <text:p text:style-name="Standard"><text:s text:c="6"/>iterator theend(nullptr);</text:p>
      <text:p text:style-name="Standard"><text:s text:c="6"/>return <text:s/>theend;</text:p>
      <text:p text:style-name="Standard"><text:s text:c="4"/>}</text:p>
      <text:p text:style-name="Standard"/>
      <text:p text:style-name="Standard"><text:s text:c="4"/>iterator find(const C &amp; x) const</text:p>
      <text:p text:style-name="Standard"><text:s text:c="4"/>{</text:p>
      <text:p text:style-name="Standard"><text:s text:c="6"/>return find(x, root);</text:p>
      <text:p text:style-name="Standard"><text:s text:c="4"/>}</text:p>
      <text:p text:style-name="Standard"/>
      <text:p text:style-name="Standard"><text:s text:c="4"/>int size() const</text:p>
      <text:p text:style-name="Standard"><text:s text:c="4"/>{</text:p>
      <text:p text:style-name="Standard"><text:s text:c="6"/>if (root == nullptr)</text:p>
      <text:p text:style-name="Standard"><text:tab/>return 0;</text:p>
      <text:p text:style-name="Standard"><text:s text:c="6"/>return 1 + size(root-&gt;left) + size(root-&gt;right);</text:p>
      <text:p text:style-name="Standard"><text:s text:c="4"/>}</text:p>
      <text:p text:style-name="Standard"/>
      <text:p text:style-name="Standard"><text:s/>private:</text:p>
      <text:p text:style-name="Standard"/>
      <text:p text:style-name="Standard"><text:s text:c="4"/></text:p>
      <text:p text:style-name="Standard"><text:s text:c="4"/>BinaryNode *root;</text:p>
      <text:p text:style-name="Standard"/>
      <text:p text:style-name="Standard"/>
      <text:p text:style-name="Standard"><text:s text:c="4"/>iterator insert( const C &amp; x, BinaryNode * &amp; t, BinaryNode * &amp; par )</text:p>
      <text:p text:style-name="Standard"><text:s text:c="4"/>{</text:p>
      <text:p text:style-name="Standard"><text:s text:c="8"/>if( t == nullptr )</text:p>
      <text:p text:style-name="Standard"><text:tab/> <text:s/>{</text:p>
      <text:p text:style-name="Standard"><text:tab/> <text:s text:c="3"/>t = new BinaryNode{ x, nullptr, nullptr, par };</text:p>
      <text:p text:style-name="Standard"><text:tab/> <text:s text:c="3"/>return iterator(t);</text:p>
      <text:p text:style-name="Standard"><text:tab/> <text:s/>}</text:p>
      <text:p text:style-name="Standard"><text:s text:c="8"/>else if( x &lt; t-&gt;element )</text:p>
      <text:p text:style-name="Standard"><text:tab/><text:tab/><text:tab/>return insert( x, t-&gt;left, t );</text:p>
      <text:p text:style-name="Standard"><text:s text:c="8"/>else if( t-&gt;element &lt; x )</text:p>
      <text:p text:style-name="Standard"><text:tab/><text:tab/><text:tab/>return insert( x, t-&gt;right, t );</text:p>
      <text:p text:style-name="Standard"><text:s text:c="8"/>else</text:p>
      <text:p text:style-name="Standard"><text:tab/><text:tab/><text:tab/>return iterator(nullptr); <text:s/>// Duplicate; do nothing</text:p>
      <text:p text:style-name="Standard"><text:s text:c="4"/>}</text:p>
      <text:p text:style-name="Standard"><text:s text:c="4"/></text:p>
      <text:p text:style-name="Standard"><text:s text:c="4"/>iterator insert( C &amp;&amp; x, BinaryNode * &amp; t, BinaryNode * &amp; par )</text:p>
      <text:p text:style-name="Standard"><text:s text:c="4"/>{</text:p>
      <text:p text:style-name="Standard"><text:s text:c="8"/>if( t == nullptr )</text:p>
      <text:p text:style-name="Standard"><text:tab/> <text:s/>{</text:p>
      <text:p text:style-name="Standard"><text:tab/> <text:s text:c="3"/>t = new BinaryNode{ std::move( x ), nullptr, nullptr, par };</text:p>
      <text:p text:style-name="Standard"><text:tab/> <text:s text:c="3"/>return iterator(t);</text:p>
      <text:p text:style-name="Standard"><text:tab/> <text:s/>}</text:p>
      <text:p text:style-name="Standard"><text:s text:c="8"/>else if( x &lt; t-&gt;element )</text:p>
      <text:p text:style-name="Standard"><text:tab/><text:tab/><text:tab/>return insert( std::move( x ), t-&gt;left, t );</text:p>
      <text:p text:style-name="Standard"><text:soft-page-break/><text:s text:c="8"/>else if( t-&gt;element &lt; x )</text:p>
      <text:p text:style-name="Standard"><text:tab/><text:tab/><text:tab/>return insert( std::move( x ), t-&gt;right, t );</text:p>
      <text:p text:style-name="Standard"><text:s text:c="8"/>else</text:p>
      <text:p text:style-name="Standard"><text:tab/><text:tab/><text:tab/>return iterator(nullptr); <text:s/>// Duplicate; do nothing</text:p>
      <text:p text:style-name="Standard"><text:s text:c="4"/>}</text:p>
      <text:p text:style-name="Standard"/>
      <text:p text:style-name="Standard"><text:s text:c="4"/>void remove( const C &amp; x, BinaryNode * &amp; t )</text:p>
      <text:p text:style-name="Standard"><text:s text:c="4"/>{</text:p>
      <text:p text:style-name="Standard"><text:s text:c="8"/>if( t == nullptr )</text:p>
      <text:p text:style-name="Standard"><text:s text:c="12"/>return; <text:s text:c="2"/>// Item not found; do nothing</text:p>
      <text:p text:style-name="Standard"><text:s text:c="8"/>if( x &lt; t-&gt;element )</text:p>
      <text:p text:style-name="Standard"><text:s text:c="12"/>remove( x, t-&gt;left );</text:p>
      <text:p text:style-name="Standard"><text:s text:c="8"/>else if( t-&gt;element &lt; x )</text:p>
      <text:p text:style-name="Standard"><text:s text:c="12"/>remove( x, t-&gt;right );</text:p>
      <text:p text:style-name="Standard"><text:s text:c="8"/>else if( t-&gt;left != nullptr &amp;&amp; t-&gt;right != nullptr ) // Two children</text:p>
      <text:p text:style-name="Standard"><text:s text:c="8"/>{</text:p>
      <text:p text:style-name="Standard"><text:s text:c="12"/>t-&gt;element = findMin( t-&gt;right )-&gt;element;</text:p>
      <text:p text:style-name="Standard"><text:s text:c="12"/>remove( t-&gt;element, t-&gt;right 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BinaryNode *oldNode = t;</text:p>
      <text:p text:style-name="Standard"><text:s text:c="11"/></text:p>
      <text:p text:style-name="Standard"><text:tab/> <text:s text:c="3"/>if (t-&gt;left != nullptr)</text:p>
      <text:p text:style-name="Standard"><text:tab/> <text:s text:c="5"/>{</text:p>
      <text:p text:style-name="Standard"><text:tab/><text:tab/>t-&gt;left-&gt;parent = t-&gt;parent;</text:p>
      <text:p text:style-name="Standard"><text:tab/><text:tab/>t = t-&gt;left;</text:p>
      <text:p text:style-name="Standard"><text:tab/> <text:s text:c="5"/>}</text:p>
      <text:p text:style-name="Standard"><text:tab/> <text:s text:c="3"/>else</text:p>
      <text:p text:style-name="Standard"><text:tab/> <text:s text:c="5"/>{</text:p>
      <text:p text:style-name="Standard"><text:tab/><text:tab/>if (t-&gt;right != 0)</text:p>
      <text:p text:style-name="Standard"><text:tab/><text:tab/> <text:s/>t-&gt;right-&gt;parent = t-&gt;parent;</text:p>
      <text:p text:style-name="Standard"><text:tab/><text:tab/>t = t-&gt;right;</text:p>
      <text:p text:style-name="Standard"><text:tab/> <text:s text:c="5"/>}</text:p>
      <text:p text:style-name="Standard"><text:tab/> <text:s text:c="5"/></text:p>
      <text:p text:style-name="Standard"><text:s text:c="12"/>delete oldNode;</text:p>
      <text:p text:style-name="Standard"><text:s text:c="8"/>}</text:p>
      <text:p text:style-name="Standard"><text:s text:c="4"/>}</text:p>
      <text:p text:style-name="Standard"/>
      <text:p text:style-name="Standard"><text:s text:c="4"/>iterator find(const C &amp; x, <text:s/>BinaryNode *t) const</text:p>
      <text:p text:style-name="Standard"><text:s text:c="4"/>{</text:p>
      <text:p text:style-name="Standard"><text:s text:c="6"/>if (t == nullptr)</text:p>
      <text:p text:style-name="Standard"><text:tab/>return iterator(nullptr);</text:p>
      <text:p text:style-name="Standard"><text:s text:c="6"/>if (t-&gt;element == x)</text:p>
      <text:p text:style-name="Standard"><text:tab/>return iterator(t);</text:p>
      <text:p text:style-name="Standard"><text:s text:c="6"/>if (x &lt; t-&gt;element)</text:p>
      <text:p text:style-name="Standard"><text:tab/>return find(x, t-&gt;left);</text:p>
      <text:p text:style-name="Standard"><text:s text:c="6"/>else</text:p>
      <text:p text:style-name="Standard"><text:tab/>return find(x, t-&gt;right);</text:p>
      <text:p text:style-name="Standard"><text:soft-page-break/><text:tab/>}</text:p>
      <text:p text:style-name="Standard"/>
      <text:p text:style-name="Standard"><text:s text:c="4"/></text:p>
      <text:p text:style-name="Standard"><text:s text:c="4"/>BinaryNode * findMin( BinaryNode *t ) const</text:p>
      <text:p text:style-name="Standard"><text:s text:c="4"/>{</text:p>
      <text:p text:style-name="Standard"><text:s text:c="8"/>if( t == nullptr )</text:p>
      <text:p text:style-name="Standard"><text:s text:c="12"/>return nullptr;</text:p>
      <text:p text:style-name="Standard"><text:s text:c="8"/>if( t-&gt;left == nullptr )</text:p>
      <text:p text:style-name="Standard"><text:s text:c="12"/>return t;</text:p>
      <text:p text:style-name="Standard"><text:s text:c="8"/>return findMin( t-&gt;left );</text:p>
      <text:p text:style-name="Standard"><text:s text:c="4"/>}</text:p>
      <text:p text:style-name="Standard"/>
      <text:p text:style-name="Standard"><text:s text:c="4"/>BinaryNode * findMax( BinaryNode *t ) const</text:p>
      <text:p text:style-name="Standard"><text:s text:c="4"/>{</text:p>
      <text:p text:style-name="Standard"><text:s text:c="8"/>if( t != nullptr )</text:p>
      <text:p text:style-name="Standard"><text:s text:c="12"/>while( t-&gt;right != nullptr )</text:p>
      <text:p text:style-name="Standard"><text:s text:c="16"/>t = t-&gt;right;</text:p>
      <text:p text:style-name="Standard"><text:s text:c="8"/>return t;</text:p>
      <text:p text:style-name="Standard"><text:s text:c="4"/>}</text:p>
      <text:p text:style-name="Standard"/>
      <text:p text:style-name="Standard"/>
      <text:p text:style-name="Standard"><text:s text:c="4"/>bool contains( const C &amp; x, BinaryNode *t ) const</text:p>
      <text:p text:style-name="Standard"><text:s text:c="4"/>{</text:p>
      <text:p text:style-name="Standard"><text:s text:c="8"/>if( t == nullptr )</text:p>
      <text:p text:style-name="Standard"><text:s text:c="12"/>return false;</text:p>
      <text:p text:style-name="Standard"><text:s text:c="8"/>else if( x &lt; t-&gt;element )</text:p>
      <text:p text:style-name="Standard"><text:s text:c="12"/>return contains( x, t-&gt;left );</text:p>
      <text:p text:style-name="Standard"><text:s text:c="8"/>else if( t-&gt;element &lt; x )</text:p>
      <text:p text:style-name="Standard"><text:s text:c="12"/>return contains( x, t-&gt;right );</text:p>
      <text:p text:style-name="Standard"><text:s text:c="8"/>else</text:p>
      <text:p text:style-name="Standard"><text:s text:c="12"/>return true; <text:s text:c="3"/>// Match</text:p>
      <text:p text:style-name="Standard"><text:s text:c="4"/>}</text:p>
      <text:p text:style-name="Standard"/>
      <text:p text:style-name="Standard"><text:s text:c="4"/>void makeEmpty( BinaryNode * &amp; t )</text:p>
      <text:p text:style-name="Standard"><text:s text:c="4"/>{</text:p>
      <text:p text:style-name="Standard"><text:s text:c="8"/>if( t != nullptr )</text:p>
      <text:p text:style-name="Standard"><text:s text:c="8"/>{</text:p>
      <text:p text:style-name="Standard"><text:s text:c="12"/>makeEmpty( t-&gt;left );</text:p>
      <text:p text:style-name="Standard"><text:s text:c="12"/>makeEmpty( t-&gt;right );</text:p>
      <text:p text:style-name="Standard"><text:s text:c="12"/>delete t;</text:p>
      <text:p text:style-name="Standard"><text:s text:c="8"/>}</text:p>
      <text:p text:style-name="Standard"><text:s text:c="8"/>t = nullptr;</text:p>
      <text:p text:style-name="Standard"><text:s text:c="4"/>}</text:p>
      <text:p text:style-name="Standard"/>
      <text:p text:style-name="Standard"/>
      <text:p text:style-name="Standard"><text:s text:c="4"/>void printTree( BinaryNode *t, ostream &amp; out ) const</text:p>
      <text:p text:style-name="Standard"><text:s text:c="4"/>{</text:p>
      <text:p text:style-name="Standard"><text:s text:c="8"/>if( t != nullptr )</text:p>
      <text:p text:style-name="Standard"><text:s text:c="8"/>{</text:p>
      <text:p text:style-name="Standard"><text:soft-page-break/><text:s text:c="12"/>printTree( t-&gt;left, out );</text:p>
      <text:p text:style-name="Standard"><text:s text:c="12"/>out &lt;&lt; t-&gt;element &lt;&lt; endl;</text:p>
      <text:p text:style-name="Standard"><text:s text:c="12"/>printTree( t-&gt;right, out );</text:p>
      <text:p text:style-name="Standard"><text:s text:c="8"/>}</text:p>
      <text:p text:style-name="Standard"><text:s text:c="4"/>}</text:p>
      <text:p text:style-name="Standard"/>
      <text:p text:style-name="Standard"><text:s text:c="4"/>void printInternal(BinaryNode* t, int offset)</text:p>
      <text:p text:style-name="Standard"><text:s text:c="4"/>{</text:p>
      <text:p text:style-name="Standard"><text:s text:c="6"/>if (t == nullptr)</text:p>
      <text:p text:style-name="Standard"><text:tab/>return;</text:p>
      <text:p text:style-name="Standard"><text:s text:c="6"/></text:p>
      <text:p text:style-name="Standard"><text:s text:c="6"/>for(int i = 1; i &lt;= offset; i++)</text:p>
      <text:p text:style-name="Standard"><text:tab/>cout &lt;&lt; "..";</text:p>
      <text:p text:style-name="Standard"><text:s text:c="6"/>cout &lt;&lt; <text:s/>t-&gt;element &lt;&lt; endl;</text:p>
      <text:p text:style-name="Standard"/>
      <text:p text:style-name="Standard"><text:s text:c="6"/>printInternal(t-&gt;left, offset + 1);</text:p>
      <text:p text:style-name="Standard"><text:s text:c="6"/>printInternal(t-&gt;right, offset + 1);</text:p>
      <text:p text:style-name="Standard"><text:s text:c="4"/>}</text:p>
      <text:p text:style-name="Standard"><text:s text:c="4"/></text:p>
      <text:p text:style-name="Standard"/>
      <text:p text:style-name="Standard"><text:s text:c="4"/>/*</text:p>
      <text:p text:style-name="Standard"><text:s text:c="4"/>BinaryNode * clone( BinaryNode *t) const</text:p>
      <text:p text:style-name="Standard"><text:s text:c="4"/>{</text:p>
      <text:p text:style-name="Standard"><text:s text:c="8"/>if( t == nullptr )</text:p>
      <text:p text:style-name="Standard"><text:s text:c="12"/>return nullptr;</text:p>
      <text:p text:style-name="Standard"><text:s text:c="8"/>else</text:p>
      <text:p text:style-name="Standard"><text:tab/> <text:s/>return new BinaryNode{ t-&gt;element, clone( t-&gt;left ),</text:p>
      <text:p text:style-name="Standard"><text:tab/> <text:s text:c="5"/>clone( t-&gt;right )};</text:p>
      <text:p text:style-name="Standard"><text:tab/> <text:s text:c="5"/></text:p>
      <text:p text:style-name="Standard"><text:s text:c="4"/>}</text:p>
      <text:p text:style-name="Standard"><text:s text:c="4"/>*/</text:p>
      <text:p text:style-name="Standard"/>
      <text:p text:style-name="Standard"><text:s text:c="4"/>BinaryNode * clone1(BinaryNode *t) <text:s/>const</text:p>
      <text:p text:style-name="Standard"><text:s text:c="4"/>{</text:p>
      <text:p text:style-name="Standard"><text:s text:c="6"/>if (t == nullptr)</text:p>
      <text:p text:style-name="Standard"><text:tab/>return nullptr;</text:p>
      <text:p text:style-name="Standard"><text:s text:c="6"/>else</text:p>
      <text:p text:style-name="Standard"><text:tab/>return new BinaryNode(t-&gt;element, clone1(t-&gt;left),</text:p>
      <text:p text:style-name="Standard"><text:tab/><text:tab/><text:tab/> <text:s text:c="5"/>clone1(t-&gt;right), nullptr);</text:p>
      <text:p text:style-name="Standard"><text:s text:c="4"/>}</text:p>
      <text:p text:style-name="Standard"/>
      <text:p text:style-name="Standard"><text:s text:c="4"/>void put_parents(BinaryNode * t, BinaryNode * par) const</text:p>
      <text:p text:style-name="Standard"><text:s text:c="4"/>{</text:p>
      <text:p text:style-name="Standard"><text:s text:c="6"/>if (t == nullptr)</text:p>
      <text:p text:style-name="Standard"><text:tab/>return;</text:p>
      <text:p text:style-name="Standard"><text:s text:c="6"/></text:p>
      <text:p text:style-name="Standard"><text:s text:c="6"/>t-&gt;parent = par;</text:p>
      <text:p text:style-name="Standard"/>
      <text:p text:style-name="Standard"><text:s text:c="6"/>if (t-&gt;left != nullptr)</text:p>
      <text:p text:style-name="Standard"><text:soft-page-break/><text:tab/>put_parents(t-&gt;left, t);</text:p>
      <text:p text:style-name="Standard"><text:s text:c="6"/>if (t-&gt;right != nullptr)</text:p>
      <text:p text:style-name="Standard"><text:tab/>put_parents(t-&gt;right, t);</text:p>
      <text:p text:style-name="Standard"><text:s text:c="4"/>}</text:p>
      <text:p text:style-name="Standard"><text:s text:c="6"/></text:p>
      <text:p text:style-name="Standard"><text:s text:c="6"/></text:p>
      <text:p text:style-name="Standard"><text:s text:c="4"/>BinaryNode * clone(BinaryNode *t) const</text:p>
      <text:p text:style-name="Standard"><text:s text:c="4"/>{</text:p>
      <text:p text:style-name="Standard"><text:s text:c="6"/>BinaryNode * theclone = clone1(t);</text:p>
      <text:p text:style-name="Standard"><text:s text:c="6"/>put_parents(theclone, nullptr);</text:p>
      <text:p text:style-name="Standard"><text:s text:c="6"/>return theclone;</text:p>
      <text:p text:style-name="Standard"><text:s text:c="4"/>}</text:p>
      <text:p text:style-name="Standard"/>
      <text:p text:style-name="Standard"><text:s text:c="4"/></text:p>
      <text:p text:style-name="Standard"/>
      <text:p text:style-name="Standard"><text:s text:c="4"/>int size(BinaryNode* t) const</text:p>
      <text:p text:style-name="Standard"><text:s text:c="4"/>{</text:p>
      <text:p text:style-name="Standard"><text:s text:c="6"/>if (t == nullptr)</text:p>
      <text:p text:style-name="Standard"><text:tab/>return <text:s/>0;</text:p>
      <text:p text:style-name="Standard"><text:s text:c="6"/>return 1 + size(t-&gt;left) <text:s/>+ size(t-&gt;right);</text:p>
      <text:p text:style-name="Standard"><text:s text:c="6"/></text:p>
      <text:p text:style-name="Standard"><text:s text:c="4"/>}</text:p>
      <text:p text:style-name="Standard">};</text:p>
      <text:p text:style-name="Standard"/>
      <text:p text:style-name="Standard">#endif</text:p>
      <text:p text:style-name="Standard"/>
      <text:p text:style-name="P2"/>
      <text:p text:style-name="P3"/>
      <text:p text:style-name="P3"/>
      <text:p text:style-name="P1"/>
      <text:p text:style-name="Standard"/>
      <text:p text:style-name="Standard"/>
      <text:p text:style-name="Standard">#ifndef PAIR_H_</text:p>
      <text:p text:style-name="Standard">#define PAIR_H</text:p>
      <text:p text:style-name="Standard">using namespace std;</text:p>
      <text:p text:style-name="Standard"/>
      <text:p text:style-name="Standard">template &lt;typename K, typename V&gt;</text:p>
      <text:p text:style-name="Standard">class Pair</text:p>
      <text:p text:style-name="Standard">{</text:p>
      <text:p text:style-name="Standard"><text:tab/>public:</text:p>
      <text:p text:style-name="Standard"><text:tab/><text:tab/>Pair() {}</text:p>
      <text:p text:style-name="Standard"/>
      <text:p text:style-name="Standard"><text:tab/><text:tab/>Pair(K thekey)</text:p>
      <text:p text:style-name="Standard"><text:tab/><text:tab/> <text:s/>:first(thekey) {}</text:p>
      <text:p text:style-name="Standard"><text:tab/><text:tab/>Pair(K thekey, V theval)</text:p>
      <text:p text:style-name="Standard"><text:tab/><text:tab/> <text:s/>:first(thekey), second(theval) {}</text:p>
      <text:p text:style-name="Standard"/>
      <text:p text:style-name="Standard"><text:tab/><text:tab/>Pair(const Pair&amp; rhs)</text:p>
      <text:p text:style-name="Standard"><text:soft-page-break/><text:tab/><text:tab/> <text:s/>:first(rhs.first), second(rhs.second) {}</text:p>
      <text:p text:style-name="Standard"/>
      <text:p text:style-name="Standard"><text:tab/><text:tab/>bool operator == (const Pair&lt;K,V&gt;&amp; rhs) const</text:p>
      <text:p text:style-name="Standard"><text:tab/><text:tab/>{</text:p>
      <text:p text:style-name="Standard"><text:tab/><text:tab/><text:tab/>return first == rhs.first;</text:p>
      <text:p text:style-name="Standard"><text:tab/><text:tab/>}</text:p>
      <text:p text:style-name="Standard"/>
      <text:p text:style-name="Standard"><text:tab/><text:tab/>bool operator != (const Pair&lt;K,V&gt;&amp; rhs) const</text:p>
      <text:p text:style-name="Standard"><text:tab/><text:tab/>{</text:p>
      <text:p text:style-name="Standard"><text:tab/><text:tab/><text:tab/>return first != rhs.first;</text:p>
      <text:p text:style-name="Standard"><text:tab/><text:tab/>}</text:p>
      <text:p text:style-name="Standard"/>
      <text:p text:style-name="Standard"><text:tab/><text:tab/>bool operator &lt; (const Pair&lt;K,V&gt;&amp; rhs) const</text:p>
      <text:p text:style-name="Standard"><text:tab/><text:tab/>{</text:p>
      <text:p text:style-name="Standard"><text:tab/><text:tab/><text:tab/>return first &lt; rhs.first;</text:p>
      <text:p text:style-name="Standard"><text:tab/><text:tab/>}</text:p>
      <text:p text:style-name="Standard"/>
      <text:p text:style-name="Standard"><text:tab/><text:tab/>bool operator &gt; (const Pair&lt;K,V&gt;&amp; rhs) const</text:p>
      <text:p text:style-name="Standard"><text:tab/><text:tab/>{</text:p>
      <text:p text:style-name="Standard"><text:tab/><text:tab/><text:tab/>return first &gt; rhs.first;</text:p>
      <text:p text:style-name="Standard"><text:tab/><text:tab/>}</text:p>
      <text:p text:style-name="Standard"/>
      <text:p text:style-name="Standard"><text:tab/><text:tab/>K first;</text:p>
      <text:p text:style-name="Standard"><text:tab/><text:tab/>V second;</text:p>
      <text:p text:style-name="Standard">};</text:p>
      <text:p text:style-name="Standard"/>
      <text:p text:style-name="Standard">#endif</text:p>
      <text:p text:style-name="Standard"/>
      <text:p text:style-name="Standard"/>
      <text:p text:style-name="Standard"/>
      <text:p text:style-name="P3"/>
      <text:p text:style-name="P3"/>
      <text:p text:style-name="P3"/>
      <text:p text:style-name="P1"/>
      <text:p text:style-name="P1"/>
      <text:p text:style-name="P1">#ifndef MAP_H_</text:p>
      <text:p text:style-name="P1">#define MAP_H_</text:p>
      <text:p text:style-name="P1"/>
      <text:p text:style-name="P1">#include "Pair.h"</text:p>
      <text:p text:style-name="P1">#include "Set.h"</text:p>
      <text:p text:style-name="P1">using namespace std;</text:p>
      <text:p text:style-name="P1"/>
      <text:p text:style-name="P1">template &lt;typename K, typename V&gt;</text:p>
      <text:p text:style-name="P1">class Map</text:p>
      <text:p text:style-name="P1">{</text:p>
      <text:p text:style-name="P1"/>
      <text:p text:style-name="P1"><text:tab/>public:</text:p>
      <text:p text:style-name="P1"><text:tab/><text:tab/>Map() {}</text:p>
      <text:p text:style-name="P1"><text:soft-page-break/></text:p>
      <text:p text:style-name="P1"><text:tab/><text:tab/>void printMap() const</text:p>
      <text:p text:style-name="P1"><text:tab/><text:tab/>{</text:p>
      <text:p text:style-name="P1"><text:tab/><text:tab/><text:tab/>typename Set&lt;Pair&lt;K,V&gt; &gt;::iterator itr = themap.begin();</text:p>
      <text:p text:style-name="P1"><text:tab/><text:tab/><text:tab/>for (; itr != themap.end(); ++itr)</text:p>
      <text:p text:style-name="P1"><text:tab/><text:tab/><text:tab/>{</text:p>
      <text:p text:style-name="P1"><text:tab/><text:tab/><text:tab/><text:tab/>cout &lt;&lt; (*itr).first &lt;&lt; ":" &lt;&lt; (*itr).second &lt;&lt; endl;</text:p>
      <text:p text:style-name="P1"><text:tab/><text:tab/><text:tab/>}</text:p>
      <text:p text:style-name="P1"/>
      <text:p text:style-name="P1"><text:tab/><text:tab/><text:tab/>return;</text:p>
      <text:p text:style-name="P1"><text:tab/><text:tab/>}</text:p>
      <text:p text:style-name="P1"/>
      <text:p text:style-name="P1"><text:tab/><text:tab/>V &amp; operator [](K index)</text:p>
      <text:p text:style-name="P1"><text:tab/><text:tab/>{</text:p>
      <text:p text:style-name="P1"><text:tab/><text:tab/><text:tab/>typename Set&lt;Pair&lt;K,V&gt; &gt;::iterator here;</text:p>
      <text:p text:style-name="P1"><text:tab/><text:tab/><text:tab/>Pair&lt;K,V&gt; probe(index, V());</text:p>
      <text:p text:style-name="P1"><text:tab/><text:tab/><text:tab/>here = themap.insert(probe);</text:p>
      <text:p text:style-name="P1"><text:tab/><text:tab/><text:tab/>return (*here).second;</text:p>
      <text:p text:style-name="P1"><text:tab/><text:tab/>}</text:p>
      <text:p text:style-name="P1"/>
      <text:p text:style-name="P1"><text:tab/><text:tab/>void remove(K &amp; key)</text:p>
      <text:p text:style-name="P1"><text:tab/><text:tab/>{</text:p>
      <text:p text:style-name="P1"><text:tab/><text:tab/><text:tab/>Pair&lt;K,V&gt; probe;</text:p>
      <text:p text:style-name="P1"><text:tab/><text:tab/><text:tab/>probe.first = key;</text:p>
      <text:p text:style-name="P1"><text:tab/><text:tab/><text:tab/>themap.remove(probe);</text:p>
      <text:p text:style-name="P1"><text:tab/><text:tab/><text:tab/>return;</text:p>
      <text:p text:style-name="P1"><text:tab/><text:tab/>}</text:p>
      <text:p text:style-name="P1"/>
      <text:p text:style-name="P1"><text:tab/>private:</text:p>
      <text:p text:style-name="P1"><text:tab/><text:tab/>Set&lt;Pair&lt;K,V&gt; &gt; themap;</text:p>
      <text:p text:style-name="P1">};</text:p>
      <text:p text:style-name="P1"/>
      <text:p text:style-name="P1">#endif</text:p>
      <text:p text:style-name="P1"/>
      <text:p text:style-name="P3"/>
      <text:p text:style-name="P3"/>
      <text:p text:style-name="P3"/>
      <text:p text:style-name="P1"/>
      <text:p text:style-name="P1"/>
      <text:p text:style-name="P1">#include "Map.h"</text:p>
      <text:p text:style-name="P1">using namespace std;</text:p>
      <text:p text:style-name="P1"/>
      <text:p text:style-name="P1">int main()</text:p>
      <text:p text:style-name="P1">{</text:p>
      <text:p text:style-name="P1"/>
      <text:p text:style-name="P1"><text:tab/>Map&lt;string, int&gt; basket;</text:p>
      <text:p text:style-name="P1"><text:tab/>string cheese = "cheese";<text:tab/></text:p>
      <text:p text:style-name="P1"><text:tab/>basket[cheese] = 10;</text:p>
      <text:p text:style-name="P1"><text:soft-page-break/><text:tab/>basket["egg"] = 6;</text:p>
      <text:p text:style-name="P1"><text:tab/>basket.printMap();</text:p>
      <text:p text:style-name="P1"><text:tab/>cout &lt;&lt; endl &lt;&lt; endl;</text:p>
      <text:p text:style-name="P1"><text:tab/>basket.remove(cheese);</text:p>
      <text:p text:style-name="P1"><text:tab/>basket.printMap();</text:p>
      <text:p text:style-name="P1"><text:tab/>cout &lt;&lt; endl &lt;&lt; endl;<text:tab/></text:p>
      <text:p text:style-name="P1"><text:tab/>basket["egg"] = 6;</text:p>
      <text:p text:style-name="P1"><text:tab/>basket.printMap();<text:tab/></text:p>
      <text:p text:style-name="P1"><text:tab/>return 0;</text:p>
      <text:p text:style-name="P1">}</text:p>
      <text:p text:style-name="P3"/>
      <text:p text:style-name="P3"/>
      <text:p text:style-name="P3"/>
      <text:p text:style-name="P1"/>
      <text:p text:style-name="P1">Script started on 2018-05-23 23:05:27-0700</text:p>
      <text:p text:style-name="P1">#]0;bobby@blade: ~/Documents/lab8##[01;32mbobby@blade#[00m:#[01;34m~/Documents/lab8#[00m$ ./a.out#######g++ MapMain.cpp #################[9P./a.out#######g++ BinarySearchTreeMain.cpp #############################cd lab6/#[K########g++ BinarySearchTreeMain.cpp #############################./a.out#[K#######g++ MapMain.cpp #################[9P./a.out#######g++ MapMain.cpp #################[9P./a.out#######g++ BinarySearchTreeMain.cpp #############################cd lab6/#[K#####Desktop/#########[3Plab6/########g++ BinarySearchTreeMain.cpp #############################./a.out#[K#######g++ MapMain.cpp #################[9P./a.out########[K##./a.out#######g++ MapMain.cpp -o Map</text:p>
      <text:p text:style-name="P1">#]0;bobby@blade: ~/Documents/lab8##[01;32mbobby@blade#[00m:#[01;34m~/Documents/lab8#[00m$ ./Map</text:p>
      <text:p text:style-name="P1">cheese:10</text:p>
      <text:p text:style-name="P1">egg:6</text:p>
      <text:p text:style-name="P1"/>
      <text:p text:style-name="P1"/>
      <text:p text:style-name="P1">egg:6</text:p>
      <text:p text:style-name="P1"/>
      <text:p text:style-name="P1"/>
      <text:p text:style-name="P1">Segmentation fault (core dumped)</text:p>
      <text:p text:style-name="P1">#]0;bobby@blade: ~/Documents/lab8##[01;32mbobby@blade#[00m:#[01;34m~/Documents/lab8#[00m$ exit</text:p>
      <text:p text:style-name="P1">exit</text:p>
      <text:p text:style-name="P1"/>
      <text:p text:style-name="P1">Script done on 2018-05-23 23:06:01-07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3:06:16.498835911</meta:creation-date>
    <dc:date>2018-05-23T23:09:20.928027610</dc:date>
    <meta:editing-duration>PT3M4S</meta:editing-duration>
    <meta:editing-cycles>1</meta:editing-cycles>
    <meta:document-statistic meta:table-count="0" meta:image-count="0" meta:object-count="0" meta:page-count="13" meta:paragraph-count="496" meta:word-count="1410" meta:character-count="10893" meta:non-whitespace-character-count="7822"/>
    <meta:generator>LibreOffice/5.4.5.1$Linux_X86_64 LibreOffice_project/40m0$Build-1</meta:generator>
  </office:meta>
</office:document-meta>
</file>